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75mm" fo:margin-left="-0.3mm" table:align="left"/>
    </style:style>
    <style:style style:name="Table1.A" style:family="table-column">
      <style:table-column-properties style:column-width="33.21mm"/>
    </style:style>
    <style:style style:name="Table1.B" style:family="table-column">
      <style:table-column-properties style:column-width="37.92mm"/>
    </style:style>
    <style:style style:name="Table1.C" style:family="table-column">
      <style:table-column-properties style:column-width="42.33mm"/>
    </style:style>
    <style:style style:name="Table1.D" style:family="table-column">
      <style:table-column-properties style:column-width="35.28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4"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5" style:family="paragraph" style:parent-style-name="Text_20_body">
      <style:paragraph-properties fo:text-align="center" style:justify-single-word="false"/>
    </style:style>
    <style:style style:name="P16" style:family="paragraph" style:parent-style-name="Text_20_body">
      <style:text-properties style:use-window-font-color="true" style:font-name="Times New Roman" fo:background-color="transparent"/>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margin-left="0mm" fo:margin-right="0mm" fo:text-indent="10mm" style:auto-text-indent="false"/>
    </style:style>
    <style:style style:name="P19" style:family="paragraph" style:parent-style-name="Table_20_Contents">
      <style:text-properties fo:font-size="12pt" style:font-size-asian="12pt" style:font-size-complex="12pt"/>
    </style:style>
    <style:style style:name="P20"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1" style:family="paragraph" style:parent-style-name="Text_20_body" style:list-style-name="">
      <style:paragraph-properties fo:text-align="center" style:justify-single-word="false"/>
    </style:style>
    <style:style style:name="P22" style:family="paragraph" style:parent-style-name="Heading_20_1" style:list-style-name="">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center" style:justify-single-word="false" fo:break-before="page"/>
    </style:style>
    <style:style style:name="P25" style:family="paragraph" style:parent-style-name="Heading_20_2">
      <style:paragraph-properties fo:break-before="page"/>
    </style:style>
    <style:style style:name="P26" style:family="paragraph" style:parent-style-name="Heading_20_3">
      <style:text-properties style:text-underline-style="solid" style:text-underline-width="auto" style:text-underline-color="font-color"/>
    </style:style>
    <style:style style:name="P27" style:family="paragraph" style:parent-style-name="Contents_20_1">
      <style:text-properties style:text-underline-style="none"/>
    </style:style>
    <style:style style:name="P28" style:family="paragraph" style:parent-style-name="Contents_20_1" style:list-style-name="List_20_1"/>
    <style:style style:name="P29" style:family="paragraph" style:parent-style-name="Contents_20_1">
      <style:paragraph-properties fo:margin-left="1.01mm" fo:margin-right="0mm" fo:text-indent="0mm" style:auto-text-indent="false"/>
      <style:text-properties style:text-underline-style="non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size="11pt" style:font-size-asian="11pt" style:font-size-complex="11pt"/>
    </style:style>
    <style:style style:name="T14" style:family="text">
      <style:text-properties style:use-window-font-color="true" style:font-name="Times New Roman"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24" text:outline-level="1">Nástroje pro migraci webového archivu</text:h>
      <text:p text:style-name="P15"/>
      <text:p text:style-name="P6">(Experimentální název)</text:p>
      <text:h text:style-name="P21" text:outline-level="1">Martin Prokop</text:h>
      <text:h text:style-name="P23" text:outline-level="1">Prohlášení</text:h>
      <text:p text:style-name="P5">(Doplním později)</text:p>
      <text:h text:style-name="P23" text:outline-level="1">Shrnutí</text:h>
      <text:p text:style-name="P5">(Doplním později)</text:p>
      <text:h text:style-name="P23" text:outline-level="1">Klíčová slova</text:h>
      <text:p text:style-name="P5">(Doplním později)</text:p>
      <text:h text:style-name="P23" text:outline-level="1">Obsah</text:h>
      <text:p text:style-name="P5">(Doplním později)</text:p>
      <text:h text:style-name="P23" text:outline-level="1">Úvod</text:h>
      <text:p text:style-name="P5">(Doplním později)</text:p>
      <text:p text:style-name="P5">Budu psát o nutnosti převodu archivu do WARC</text:p>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5"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481187210"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2051617918" text:continue-numbering="true" text:style-name="List_20_1">
        <text:list-item>
          <text:p text:style-name="P27">Dublin Core Metadata Generator</text:p>
        </text:list-item>
        <text:list-item>
          <text:p text:style-name="P27">Generátor UR</text:p>
        </text:list-item>
        <text:list-item>
          <text:p text:style-name="P27">Kalkulátor MD5 </text:p>
        </text:list-item>
        <text:list-item>
          <text:p text:style-name="P27"><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7">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181364298"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8">Heritrix</text:p>
        </text:list-item>
        <text:list-item>
          <text:p text:style-name="P28">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text:soft-page-break/>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7">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5"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duben 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9">CELKEM</text:p>
          </table:table-cell>
          <table:table-cell table:style-name="Table1.A1" office:value-type="string">
            <text:p text:style-name="Table_20_Contents"/>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p text:style-name="Text_20_body"/>
      <text:p text:style-name="P20">(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text:soft-page-break/>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p text:style-name="P4"><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7"><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7"><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text:soft-page-break/>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5"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5"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5"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oft-page-break/><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5"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6">Jedná se o modul programu Heritrix, který má na starost zachytávání duplicitních souborů v rámci série sklizní. Modul vyvíj<text:span text:style-name="T13">í</text:span><text:span text:style-name="T8"> National and University Library of Iceland. Nástroj byl poprvé nasazen při sklizni v roce 2010, funguje tak, že kontroluje duplicitu archivovaných souborů, které mají jiný mimetype než html/text.</text:span></text:p>
      <text:p text:style-name="P14">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oft-page-break/><text:span text:style-name="Strong_20_Emphasis"><text:span text:style-name="T6">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6" text:outline-level="3">JHOVE<text:note text:id="ftn70" text:note-class="footnote"><text:note-citation>70</text:note-citation><text:note-body><text:p text:style-name="Footnote">http://sourceforge.net/projects/jhove/</text:p></text:note-body></text:note></text:h>
      <text:p text:style-name="P5">Tento program slouží k identifikaci a validaci souborů. Program disponuje množstvím modulů pro rozpoznávání formátů souborů. Pro mou práci je rozhodující pro analýzu obsahu archivů při převodu z ARC do WARC.</text:p>
      <text:p text:style-name="P5">Podrobně se budu tímto programem zabývat části věnované migraci archivů.</text:p>
      <text:h text:style-name="P26" text:outline-level="3">JHOVE2<text:note text:id="ftn71" text:note-class="footnote"><text:note-citation>71</text:note-citation><text:note-body><text:p text:style-name="Footnote">https://bitbucket.org/jhove2/</text:p></text:note-body></text:note></text:h>
      <text:p text:style-name="P5">Tento program je novější verzí již zmíněného programu JHOVE. Podrobně se budu tímto programem zabývat části věnované migraci archivů.</text:p>
      <text:p text:style-name="P5">(Doplň)</text:p>
      <text:h text:style-name="P26" text:outline-level="3">A další verze JHOVE2<text:note text:id="ftn72" text:note-class="footnote"><text:note-citation>72</text:note-citation><text:note-body><text:p text:style-name="Footnote">https://bitbucket.org/lbihanic/jhove2-bnf/</text:p></text:note-body></text:note></text:h>
      <text:p text:style-name="P5">Nějak je rozsoudit!</text:p>
      <text:h text:style-name="Heading_20_3" text:outline-level="3">Nedlib harvester<text:note text:id="ftn73" text:note-class="footnote"><text:note-citation>73</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4" text:note-class="footnote"><text:note-citation>74</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5" text:note-class="footnote"><text:note-citation>75</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6" text:note-class="footnote"><text:note-citation>76</text:note-citation><text:note-body><text:p text:style-name="Footnote">Dostupné na: http.//netarchive.dk</text:p></text:note-body></text:note> vznikl v roce 2005 a do dnes obsahuje téměř 160TB dat.</text:p>
      <text:h text:style-name="Heading_20_3" text:outline-level="3"><text:soft-page-break/>NutchWAX<text:note text:id="ftn77" text:note-class="footnote"><text:note-citation>77</text:note-citation><text:note-body><text:p text:style-name="Footnote">http://archive-access.sourceforge.net/projects/nutch/</text:p></text:note-body></text:note></text:h>
      <text:p text:style-name="P13">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9">NutchWAX je součást projektu Nutch</text:span><text:span text:style-name="T9"><text:note text:id="ftn78" text:note-class="footnote"><text:note-citation>78</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7"><text:span text:style-name="T14">V roce 2009 realizoval Adam Brokeš WA Admin v2 v rámci své bakalářské práce s názvem Systém </text:span><text:span text:style-name="T14">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9" text:note-class="footnote"><text:note-citation>79</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80" text:note-class="footnote"><text:note-citation>80</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1" text:note-class="footnote"><text:note-citation>81</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text:soft-page-break/>WARC-TOOLS / kpk09<text:note text:id="ftn82" text:note-class="footnote"><text:note-citation>82</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3"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WAXToolbar<text:note text:id="ftn84" text:note-class="footnote"><text:note-citation>84</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6</text:note-citation><text:note-body><text:p text:style-name="Footnote">http://webcurator.sourceforge.net/</text:p></text:note-body></text:note></text:h>
      <text:p text:style-name="Text_20_body"><text:span text:style-name="T14">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7" text:note-class="footnote"><text:note-citation>87</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text:span><text:soft-page-break/><text:span text:style-name="T11">umožňuje tedy fulltextové vyhledávání a archivu stažených stránek. oku 2007.</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Heading_20_2" text:outline-level="2">Formát nedlib<text:note text:id="ftn88" text:note-class="footnote"><text:note-citation>88</text:note-citation><text:note-body><text:p text:style-name="Footnote">http://is.muni.cz/th/49968/fi_m</text:p></text:note-body></text:note></text:h>
      <text:p text:style-name="P5">(Stačí to takhle? Jsou ještě někde k nalezení nedlib soubory a nebo už jsou převedeny do ARC? Že bych nějaký ukázal.)</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369804864" text:continue-numbering="true" text:style-name="List_20_1">
        <text:list-item>
          <text:p text:style-name="Contents_20_1">Metadata byla zvlášť oddělena pro každý archivovaný soubor</text:p>
        </text:list-item>
        <text:list-item>
          <text:p text:style-name="P29">Soubor přímo v názvu obsahoval MD5 otisk svého obsahu</text:p>
        </text:list-item>
      </text:list>
      <text:h text:style-name="Heading_20_4" text:outline-level="4">Nevýhody nedlib</text:h>
      <text:list xml:id="list142288048" text:continue-numbering="true" text:style-name="List_20_1">
        <text:list-item>
          <text:p text:style-name="Contents_20_1">Špatná manipulace s jednotlivými soubory v rámci archivu</text:p>
        </text:list-item>
        <text:list-item>
          <text:p text:style-name="Contents_20_1"><text:soft-page-break/>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5">(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0" text:note-class="footnote"><text:note-citation>90</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soft-page-break/><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Heading_20_2"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3"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p text:style-name="P5"/>
      <text:p text:style-name="P5"/>
      <text:p text:style-name="P5"/>
      <text:p text:style-name="P5"><text:a xlink:type="simple" xlink:href="http://sourceforge.net/projects/jpype/">http://sourceforge.net/projects/jpype/</text:a></text:p>
      <text:h text:style-name="P23" text:outline-level="1">Závěr</text:h>
      <text:h text:style-name="P23"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302</meta:generator>
    <dc:date>2011-11-10T13:01:23</dc:date>
    <dc:creator>Martin Prokop</dc:creator>
    <meta:editing-duration>P2DT3H16M27S</meta:editing-duration>
    <meta:editing-cycles>820</meta:editing-cycles>
    <meta:document-statistic meta:table-count="1" meta:image-count="0" meta:object-count="0" meta:page-count="35" meta:paragraph-count="460" meta:word-count="6973" meta:character-count="50046" meta:non-whitespace-character-count="43622"/>
  </office:meta>
</office:document-meta>
</file>